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73H55M23.217051S" calcext:value-type="time">
            <text:p>1273:5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ave/AI/look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03:43.4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0T09:23:17.018000000</dc:date>
    <meta:editing-duration>P56DT10H31M27S</meta:editing-duration>
    <meta:editing-cycles>1487</meta:editing-cycles>
    <meta:generator>LibreOffice/7.2.6.2$Windows_X86_64 LibreOffice_project/b0ec3a565991f7569a5a7f5d24fed7f52653d754</meta:generator>
    <dc:creator>Benjamin Laws</dc:creator>
    <meta:document-statistic meta:table-count="2" meta:cell-count="1832" meta:object-count="0"/>
  </office:meta>
</office:document-meta>
</file>